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fill="solid" draw:fill-color="#000000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2.286cm" svg:x="1.416cm" svg:y="1.762cm" draw:corner-radius="0.5cm">
          <text:p text:style-name="P1">Aplicación </text:p>
          <text:p text:style-name="P1">1</text:p>
        </draw:rect>
        <draw:rect draw:style-name="gr1" draw:text-style-name="P1" draw:layer="layout" svg:width="3.81cm" svg:height="2.286cm" svg:x="5.734cm" svg:y="1.762cm" draw:corner-radius="0.5cm">
          <text:p text:style-name="P1">Aplicación</text:p>
          <text:p text:style-name="P1">2</text:p>
        </draw:rect>
        <draw:rect draw:style-name="gr1" draw:text-style-name="P1" draw:layer="layout" svg:width="3.883cm" svg:height="2.286cm" svg:x="10.233cm" svg:y="1.761cm" draw:corner-radius="0.5cm">
          <text:p text:style-name="P1">Aplicación </text:p>
          <text:p text:style-name="P1">Web</text:p>
        </draw:rect>
        <draw:rect draw:style-name="gr1" draw:text-style-name="P1" draw:layer="layout" svg:width="3.81cm" svg:height="2.286cm" svg:x="15.733cm" svg:y="1.761cm" draw:corner-radius="0.5cm">
          <text:p text:style-name="P1">Aplicación </text:p>
          <text:p text:style-name="P1">de</text:p>
          <text:p text:style-name="P1">Workflow</text:p>
        </draw:rect>
        <draw:rect draw:style-name="gr1" draw:text-style-name="P1" draw:layer="layout" svg:width="11.195cm" svg:height="6.477cm" svg:x="1.289cm" svg:y="5.572cm">
          <text:p text:style-name="P1"><text:span text:style-name="T1">Capa de Servicios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" draw:text-style-name="P1" draw:layer="layout" svg:width="10.814cm" svg:height="1.143cm" svg:x="1.416cm" svg:y="6.842cm" draw:corner-radius="0.5cm">
          <text:p text:style-name="P1">Seguridad</text:p>
        </draw:rect>
        <draw:rect draw:style-name="gr2" draw:text-style-name="P1" draw:layer="layout" svg:width="2.921cm" svg:height="1.143cm" svg:x="1.416cm" svg:y="10.304cm" draw:corner-radius="0.5cm">
          <text:p text:style-name="P1">Servicio 2</text:p>
        </draw:rect>
        <draw:rect draw:style-name="gr2" draw:text-style-name="P1" draw:layer="layout" svg:width="2.921cm" svg:height="1.143cm" svg:x="5.316cm" svg:y="10.304cm" draw:corner-radius="0.5cm">
          <text:p text:style-name="P1">Servicio 4</text:p>
        </draw:rect>
        <draw:rect draw:style-name="gr2" draw:text-style-name="P1" draw:layer="layout" svg:width="2.921cm" svg:height="1.143cm" svg:x="9.216cm" svg:y="10.304cm" draw:corner-radius="0.5cm">
          <text:p text:style-name="P1">Servicio 6</text:p>
        </draw:rect>
        <draw:rect draw:style-name="gr2" draw:text-style-name="P1" draw:layer="layout" svg:width="2.921cm" svg:height="1.143cm" svg:x="5.316cm" svg:y="8.804cm" draw:corner-radius="0.5cm">
          <text:p text:style-name="P1">Servicio 3</text:p>
        </draw:rect>
        <draw:rect draw:style-name="gr2" draw:text-style-name="P1" draw:layer="layout" svg:width="2.921cm" svg:height="1.143cm" svg:x="9.216cm" svg:y="8.804cm" draw:corner-radius="0.5cm">
          <text:p text:style-name="P1">Servicio 5</text:p>
        </draw:rect>
        <draw:rect draw:style-name="gr2" draw:text-style-name="P1" draw:layer="layout" svg:width="2.921cm" svg:height="1.143cm" svg:x="1.416cm" svg:y="8.804cm" draw:corner-radius="0.5cm">
          <text:p text:style-name="P1">Servicio 1</text:p>
        </draw:rect>
        <draw:line draw:style-name="gr3" draw:text-style-name="P1" draw:layer="layout" svg:x1="3.448cm" svg:y1="4.048cm" svg:x2="3.448cm" svg:y2="5.572cm">
          <text:p/>
        </draw:line>
        <draw:line draw:style-name="gr3" draw:text-style-name="P1" draw:layer="layout" svg:x1="7.639cm" svg:y1="4.048cm" svg:x2="7.598cm" svg:y2="5.572cm">
          <text:p/>
        </draw:line>
        <draw:line draw:style-name="gr3" draw:text-style-name="P1" draw:layer="layout" svg:x1="12.211cm" svg:y1="4.048cm" svg:x2="12.198cm" svg:y2="5.572cm">
          <text:p/>
        </draw:line>
        <draw:rect draw:style-name="gr1" draw:text-style-name="P1" draw:layer="layout" svg:width="6.204cm" svg:height="6.35cm" svg:x="14.186cm" svg:y="5.572cm">
          <text:p text:style-name="P1"><text:span text:style-name="T1">Servicios de los </text:span></text:p>
          <text:p text:style-name="P1"><text:span text:style-name="T1">procesos del </text:span></text:p>
          <text:p text:style-name="P1"><text:span text:style-name="T1">workflow</text:span></text:p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" draw:text-style-name="P1" draw:layer="layout" svg:width="2.893cm" svg:height="1.304cm" svg:x="14.417cm" svg:y="10.144cm" draw:corner-radius="0.5cm">
          <text:p text:style-name="P1">Proceso </text:p>
          <text:p text:style-name="P1">2</text:p>
        </draw:rect>
        <draw:rect draw:style-name="gr2" draw:text-style-name="P1" draw:layer="layout" svg:width="2.922cm" svg:height="1.331cm" svg:x="17.417cm" svg:y="10.117cm" draw:corner-radius="0.5cm">
          <text:p text:style-name="P1">Proceso</text:p>
          <text:p text:style-name="P1"><text:s/>4</text:p>
        </draw:rect>
        <draw:rect draw:style-name="gr2" draw:text-style-name="P1" draw:layer="layout" svg:width="2.795cm" svg:height="1.355cm" svg:x="17.417cm" svg:y="8.593cm" draw:corner-radius="0.5cm">
          <text:p text:style-name="P1">Proceso</text:p>
          <text:p text:style-name="P1"><text:s/>3</text:p>
        </draw:rect>
        <draw:rect draw:style-name="gr2" draw:text-style-name="P1" draw:layer="layout" svg:width="2.893cm" svg:height="1.328cm" svg:x="14.417cm" svg:y="8.62cm" draw:corner-radius="0.5cm">
          <text:p text:style-name="P1">Proceso</text:p>
          <text:p text:style-name="P1"><text:s/>1</text:p>
        </draw:rect>
        <draw:line draw:style-name="gr3" draw:text-style-name="P1" draw:layer="layout" svg:x1="17.926cm" svg:y1="4.048cm" svg:x2="17.948cm" svg:y2="5.572cm">
          <text:p/>
        </draw:line>
        <draw:line draw:style-name="gr4" draw:text-style-name="P1" draw:layer="layout" svg:x1="14.135cm" svg:y1="8.874cm" svg:x2="12.611cm" svg:y2="8.874cm">
          <text:p/>
        </draw:line>
        <draw:custom-shape draw:style-name="gr5" draw:text-style-name="P1" draw:layer="layout" svg:width="3.559cm" svg:height="2.794cm" svg:x="1.124cm" svg:y="14.335cm">
          <text:p text:style-name="P1">CRM</text:p>
          <draw:enhanced-geometry svg:viewBox="0 0 88 21600" draw:glue-points="44 ?f6 44 0 0 10800 44 21600 88 10800" draw:text-areas="0 ?f6 88 ?f3" draw:mirror-horizontal="false" draw:mirror-vertical="false" draw:type="can" draw:modifiers="10262.89803220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3.556cm" svg:height="2.794cm" svg:x="5.008cm" svg:y="14.335cm">
          <text:p text:style-name="P1">BDs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3.556cm" svg:height="2.794cm" svg:x="10.008cm" svg:y="14.335cm">
          <text:p text:style-name="P1">Reportes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4.318cm" svg:height="2.794cm" svg:x="15.221cm" svg:y="14.332cm">
          <text:p text:style-name="P1">Workflow</text:p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1.657cm" svg:y1="14.335cm" svg:x2="11.657cm" svg:y2="12.049cm">
          <text:p/>
        </draw:line>
        <draw:line draw:style-name="gr4" draw:text-style-name="P1" draw:layer="layout" svg:x1="6.607cm" svg:y1="14.335cm" svg:x2="6.607cm" svg:y2="12.049cm">
          <text:p/>
        </draw:line>
        <draw:line draw:style-name="gr4" draw:text-style-name="P1" draw:layer="layout" svg:x1="2.607cm" svg:y1="14.335cm" svg:x2="2.607cm" svg:y2="12.049cm">
          <text:p/>
        </draw:line>
        <draw:line draw:style-name="gr4" draw:text-style-name="P1" draw:layer="layout" svg:x1="17.207cm" svg:y1="14.335cm" svg:x2="17.207cm" svg:y2="12.049cm">
          <text:p/>
        </draw:line>
        <draw:line draw:style-name="gr3" draw:text-style-name="P1" draw:layer="layout" svg:x1="8.62cm" svg:y1="15.859cm" svg:x2="10.033cm" svg:y2="15.8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47b8b8" draw:fill-image-width="0cm" draw:fill-image-height="0cm" draw:textarea-horizontal-align="justify" fo:padding-top="0.125cm" fo:padding-bottom="0.125cm" fo:padding-left="0.25cm" fo:padding-right="0.25cm" draw:shadow="visible" draw:shadow-offset-x="0.102cm" draw:shadow-offset-y="0.10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liano André</meta:initial-creator>
    <meta:creation-date>2013-01-20T15:06:01</meta:creation-date>
    <dc:date>2013-01-20T15:47:14</dc:date>
    <dc:creator>Emiliano André</dc:creator>
    <meta:editing-duration>PT9M11S</meta:editing-duration>
    <meta:editing-cycles>2</meta:editing-cycles>
    <meta:generator>LibreOffice/3.5$Linux_X86_64 LibreOffice_project/350m1$Build-2</meta:generator>
    <meta:document-statistic meta:object-count="31"/>
  </office:meta>
</office:document-meta>
</file>